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501364380724162193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te to allow for a heirarche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207109074822443073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6628854943710326305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0T13:39:23.38</dc:date>
    <meta:editing-duration>PT2H13S</meta:editing-duration>
    <meta:editing-cycles>15</meta:editing-cycles>
    <meta:generator>OpenOffice/4.1.3$Win32 OpenOffice.org_project/413m1$Build-9783</meta:generator>
    <meta:document-statistic meta:table-count="2" meta:image-count="0" meta:object-count="0" meta:page-count="4" meta:paragraph-count="165" meta:word-count="598" meta:character-count="3082"/>
  </office:meta>
</office:document-meta>
</file>